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1.8083in" style:rel-column-width="2604*"/>
    </style:style>
    <style:style style:name="Table1.B" style:family="table-column">
      <style:table-column-properties style:column-width="1.6292in" style:rel-column-width="2346*"/>
    </style:style>
    <style:style style:name="Table1.C" style:family="table-column">
      <style:table-column-properties style:column-width="3.4875in" style:rel-column-width="502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1.5625in" style:rel-column-width="2250*"/>
    </style:style>
    <style:style style:name="Table2.B" style:family="table-column">
      <style:table-column-properties style:column-width="0.6243in" style:rel-column-width="899*"/>
    </style:style>
    <style:style style:name="Table2.C" style:family="table-column">
      <style:table-column-properties style:column-width="1.7528in" style:rel-column-width="2524*"/>
    </style:style>
    <style:style style:name="Table2.D" style:family="table-column">
      <style:table-column-properties style:column-width="1.8083in" style:rel-column-width="2604*"/>
    </style:style>
    <style:style style:name="Table2.E" style:family="table-column">
      <style:table-column-properties style:column-width="1.1771in" style:rel-column-width="169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1.5625in" style:rel-column-width="2250*"/>
    </style:style>
    <style:style style:name="Table3.B" style:family="table-column">
      <style:table-column-properties style:column-width="1.316in" style:rel-column-width="1895*"/>
    </style:style>
    <style:style style:name="Table3.C" style:family="table-column">
      <style:table-column-properties style:column-width="1.6861in" style:rel-column-width="2428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1.1104in" style:rel-column-width="159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4.A" style:family="table-column">
      <style:table-column-properties style:column-width="1.4965in" style:rel-column-width="14162*"/>
    </style:style>
    <style:style style:name="Table4.B" style:family="table-column">
      <style:table-column-properties style:column-width="0.691in" style:rel-column-width="6539*"/>
    </style:style>
    <style:style style:name="Table4.C" style:family="table-column">
      <style:table-column-properties style:column-width="1.6854in" style:rel-column-width="15950*"/>
    </style:style>
    <style:style style:name="Table4.D" style:family="table-column">
      <style:table-column-properties style:column-width="1.7521in" style:rel-column-width="16580*"/>
    </style:style>
    <style:style style:name="Table4.E" style:family="table-column">
      <style:table-column-properties style:column-width="1.3in" style:rel-column-width="1230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5.A" style:family="table-column">
      <style:table-column-properties style:column-width="1.4965in" style:rel-column-width="14162*"/>
    </style:style>
    <style:style style:name="Table5.B" style:family="table-column">
      <style:table-column-properties style:column-width="1.25in" style:rel-column-width="11829*"/>
    </style:style>
    <style:style style:name="Table5.C" style:family="table-column">
      <style:table-column-properties style:column-width="1.6944in" style:rel-column-width="16035*"/>
    </style:style>
    <style:style style:name="Table5.D" style:family="table-column">
      <style:table-column-properties style:column-width="1.184in" style:rel-column-width="11205*"/>
    </style:style>
    <style:style style:name="Table5.E" style:family="table-column">
      <style:table-column-properties style:column-width="1.3in" style:rel-column-width="12304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6.A" style:family="table-column">
      <style:table-column-properties style:column-width="1.4965in" style:rel-column-width="14162*"/>
    </style:style>
    <style:style style:name="Table6.B" style:family="table-column">
      <style:table-column-properties style:column-width="0.691in" style:rel-column-width="6539*"/>
    </style:style>
    <style:style style:name="Table6.C" style:family="table-column">
      <style:table-column-properties style:column-width="1.6854in" style:rel-column-width="15950*"/>
    </style:style>
    <style:style style:name="Table6.D" style:family="table-column">
      <style:table-column-properties style:column-width="1.7521in" style:rel-column-width="16580*"/>
    </style:style>
    <style:style style:name="Table6.E" style:family="table-column">
      <style:table-column-properties style:column-width="1.3in" style:rel-column-width="12304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9.A" style:family="table-column">
      <style:table-column-properties style:column-width="1.4965in" style:rel-column-width="14162*"/>
    </style:style>
    <style:style style:name="Table9.B" style:family="table-column">
      <style:table-column-properties style:column-width="1.25in" style:rel-column-width="11829*"/>
    </style:style>
    <style:style style:name="Table9.C" style:family="table-column">
      <style:table-column-properties style:column-width="1.6944in" style:rel-column-width="16035*"/>
    </style:style>
    <style:style style:name="Table9.D" style:family="table-column">
      <style:table-column-properties style:column-width="1.184in" style:rel-column-width="11205*"/>
    </style:style>
    <style:style style:name="Table9.E" style:family="table-column">
      <style:table-column-properties style:column-width="1.3in" style:rel-column-width="12304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8.A" style:family="table-column">
      <style:table-column-properties style:column-width="1.6285in" style:rel-column-width="2345*"/>
    </style:style>
    <style:style style:name="Table8.B" style:family="table-column">
      <style:table-column-properties style:column-width="0.625in" style:rel-column-width="900*"/>
    </style:style>
    <style:style style:name="Table8.C" style:family="table-column">
      <style:table-column-properties style:column-width="1.809in" style:rel-column-width="2605*"/>
    </style:style>
    <style:style style:name="Table8.D" style:family="table-column">
      <style:table-column-properties style:column-width="1.5618in" style:rel-column-width="2249*"/>
    </style:style>
    <style:style style:name="Table8.E" style:family="table-column">
      <style:table-column-properties style:column-width="1.3007in" style:rel-column-width="1873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7.A" style:family="table-column">
      <style:table-column-properties style:column-width="1.6285in" style:rel-column-width="2345*"/>
    </style:style>
    <style:style style:name="Table7.B" style:family="table-column">
      <style:table-column-properties style:column-width="1.3736in" style:rel-column-width="1978*"/>
    </style:style>
    <style:style style:name="Table7.C" style:family="table-column">
      <style:table-column-properties style:column-width="1.7514in" style:rel-column-width="2522*"/>
    </style:style>
    <style:style style:name="Table7.D" style:family="table-column">
      <style:table-column-properties style:column-width="0.8708in" style:rel-column-width="1254*"/>
    </style:style>
    <style:style style:name="Table7.E" style:family="table-column">
      <style:table-column-properties style:column-width="1.3007in" style:rel-column-width="1873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e95e" officeooo:paragraph-rsid="0000e95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2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4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002fdc7" officeooo:paragraph-rsid="0002fdc7"/>
    </style:style>
    <style:style style:name="P6" style:family="paragraph" style:parent-style-name="Standard">
      <style:paragraph-properties fo:text-align="center" style:justify-single-word="false"/>
      <style:text-properties officeooo:rsid="0002fdc7" officeooo:paragraph-rsid="00065e1d"/>
    </style:style>
    <style:style style:name="P7" style:family="paragraph" style:parent-style-name="Standard">
      <style:paragraph-properties fo:text-align="center" style:justify-single-word="false"/>
      <style:text-properties officeooo:rsid="0002fdc7" officeooo:paragraph-rsid="00091ec0"/>
    </style:style>
    <style:style style:name="P8" style:family="paragraph" style:parent-style-name="Standard">
      <style:paragraph-properties fo:text-align="center" style:justify-single-word="false"/>
      <style:text-properties officeooo:rsid="0002fdc7" officeooo:paragraph-rsid="000cf705"/>
    </style:style>
    <style:style style:name="P9" style:family="paragraph" style:parent-style-name="Standard">
      <style:paragraph-properties fo:text-align="center" style:justify-single-word="false"/>
      <style:text-properties officeooo:rsid="0002fdc7" officeooo:paragraph-rsid="000ff53f"/>
    </style:style>
    <style:style style:name="P10" style:family="paragraph" style:parent-style-name="Standard">
      <style:paragraph-properties fo:text-align="center" style:justify-single-word="false"/>
      <style:text-properties officeooo:rsid="0002fdc7" officeooo:paragraph-rsid="00104e94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fdc7" officeooo:paragraph-rsid="0002fdc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fdc7" officeooo:paragraph-rsid="00091ec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fdc7" officeooo:paragraph-rsid="000cf70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fdc7" officeooo:paragraph-rsid="00104e9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04e94"/>
    </style:style>
    <style:style style:name="P16" style:family="paragraph" style:parent-style-name="Standard">
      <style:text-properties officeooo:paragraph-rsid="00104e94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d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f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0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f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2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4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c8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2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8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f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f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4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65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8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cf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officeooo:paragraph-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e1d" officeooo:paragraph-rsid="00065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e1d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e1d" officeooo:paragraph-rsid="000b0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e1d" officeooo:paragraph-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754" officeooo:paragraph-rsid="0008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754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754" officeooo:paragraph-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ec0" officeooo:paragraph-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05" officeooo:paragraph-rsid="000cf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05" officeooo:paragraph-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05" officeooo:paragraph-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703" officeooo:paragraph-rsid="00125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104e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0ff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0cf7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091e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065e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a726" officeooo:paragraph-rsid="0004a7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e95e" officeooo:paragraph-rsid="0000e9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f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d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fd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officeooo:rsid="0004a726"/>
    </style:style>
    <style:style style:name="T17" style:family="text">
      <style:text-properties officeooo:rsid="00065e1d"/>
    </style:style>
    <style:style style:name="T18" style:family="text">
      <style:text-properties officeooo:rsid="00084754"/>
    </style:style>
    <style:style style:name="T19" style:family="text">
      <style:text-properties officeooo:rsid="00091ec0"/>
    </style:style>
    <style:style style:name="T20" style:family="text">
      <style:text-properties officeooo:rsid="000b033a"/>
    </style:style>
    <style:style style:name="T21" style:family="text">
      <style:text-properties officeooo:rsid="000c8c1e"/>
    </style:style>
    <style:style style:name="T22" style:family="text">
      <style:text-properties officeooo:rsid="000cf705"/>
    </style:style>
    <style:style style:name="T23" style:family="text">
      <style:text-properties officeooo:rsid="000ff53f"/>
    </style:style>
    <style:style style:name="T24" style:family="text">
      <style:text-properties officeooo:rsid="00104e94"/>
    </style:style>
    <style:style style:name="T25" style:family="text">
      <style:text-properties officeooo:rsid="0010f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Fernández – A00354694</text:p>
      <text:p text:style-name="P1"/>
      <text:p text:style-name="P11">Configuracion de los escenario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4">Nombre</text:p>
          </table:table-cell>
          <table:table-cell table:style-name="Table1.A1" office:value-type="string">
            <text:p text:style-name="P64">Clase bajo prueba</text:p>
          </table:table-cell>
          <table:table-cell table:style-name="Table1.C1" office:value-type="string">
            <text:p text:style-name="P64">Escenario</text:p>
          </table:table-cell>
        </table:table-row>
        <table:table-row table:style-name="Table1.1">
          <table:table-cell table:style-name="Table1.A2" office:value-type="string">
            <text:p text:style-name="P17"><text:span text:style-name="T1">saveAutotransition</text:span><text:span text:style-name="T2">Stage</text:span></text:p>
          </table:table-cell>
          <table:table-cell table:style-name="Table1.A2" office:value-type="string">
            <text:p text:style-name="P17">AutotransitionService</text:p>
          </table:table-cell>
          <table:table-cell table:style-name="Table1.C2" office:value-type="string">
            <text:p text:style-name="P3">Un objeto de tipo Institution disponible en el repositorio de instituciones.</text:p>
          </table:table-cell>
        </table:table-row>
        <table:table-row table:style-name="Table1.1">
          <table:table-cell table:style-name="Table1.A2" office:value-type="string">
            <text:p text:style-name="P17">editAutotransition<text:span text:style-name="T16">Stage</text:span></text:p>
          </table:table-cell>
          <table:table-cell table:style-name="Table1.A2" office:value-type="string">
            <text:p text:style-name="P17">AutotransitionService</text:p>
          </table:table-cell>
          <table:table-cell table:style-name="Table1.C2" office:value-type="string">
            <text:p text:style-name="P27">Un objeto de tipo Autotransition disponible en el repositorio de autotransiciones.</text:p>
          </table:table-cell>
        </table:table-row>
        <table:table-row table:style-name="Table1.1">
          <table:table-cell table:style-name="Table1.A2" office:value-type="string">
            <text:p text:style-name="P17">savePrecondition<text:span text:style-name="T16">Stage</text:span></text:p>
          </table:table-cell>
          <table:table-cell table:style-name="Table1.A2" office:value-type="string">
            <text:p text:style-name="P18">Precondition</text:p>
          </table:table-cell>
          <table:table-cell table:style-name="Table1.C2" office:value-type="string">
            <text:p text:style-name="P28">Un objeto de tipo Autotransition disponible en el repositorio de autotransiciones.</text:p>
          </table:table-cell>
        </table:table-row>
        <table:table-row table:style-name="Table1.1">
          <table:table-cell table:style-name="Table1.A2" office:value-type="string">
            <text:p text:style-name="P17">editPrecondition<text:span text:style-name="T16">Stage</text:span></text:p>
          </table:table-cell>
          <table:table-cell table:style-name="Table1.A2" office:value-type="string">
            <text:p text:style-name="P18">Precondition</text:p>
          </table:table-cell>
          <table:table-cell table:style-name="Table1.C2" office:value-type="string">
            <text:p text:style-name="P32"><text:span text:style-name="T2">Un objeto de tipo </text:span><text:span text:style-name="T8">Precondition</text:span><text:span text:style-name="T2"> disponible en el repositorio de </text:span><text:span text:style-name="T8">precondiciones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17">saveThreshold<text:span text:style-name="T16">Stage</text:span></text:p>
          </table:table-cell>
          <table:table-cell table:style-name="Table1.A2" office:value-type="string">
            <text:p text:style-name="P18">Threshold</text:p>
          </table:table-cell>
          <table:table-cell table:style-name="Table1.C2" office:value-type="string">
            <text:p text:style-name="P4">Un objeto de tipo Institution disponible en el repositorio de instituciones.</text:p>
          </table:table-cell>
        </table:table-row>
        <table:table-row table:style-name="Table1.1">
          <table:table-cell table:style-name="Table1.A2" office:value-type="string">
            <text:p text:style-name="P17">editThreshold<text:span text:style-name="T16">Stage</text:span></text:p>
          </table:table-cell>
          <table:table-cell table:style-name="Table1.A2" office:value-type="string">
            <text:p text:style-name="P18">Threshold</text:p>
          </table:table-cell>
          <table:table-cell table:style-name="Table1.C2" office:value-type="string">
            <text:p text:style-name="P29"><text:span text:style-name="T2">Un objeto de tipo Threshold disponible en el repositorio de </text:span><text:span text:style-name="T10">umbrales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17">saveLocalcondition<text:span text:style-name="T16">Stage</text:span></text:p>
          </table:table-cell>
          <table:table-cell table:style-name="Table1.A2" office:value-type="string">
            <text:p text:style-name="P18">LocalconditionService</text:p>
          </table:table-cell>
          <table:table-cell table:style-name="Table1.C2" office:value-type="string">
            <text:p text:style-name="P26"><text:span text:style-name="T16">Un objeto de tipo </text:span><text:span text:style-name="T21">Precondition</text:span><text:span text:style-name="T16"> disponible en el repositorio de </text:span><text:span text:style-name="T21">precondiciones</text:span><text:span text:style-name="T16">.</text:span></text:p>
            <text:p text:style-name="P2"><text:span text:style-name="T16">Un objeto de tipo Threshold disponible en el repositorio de </text:span><text:span text:style-name="T23">umbrales</text:span><text:span text:style-name="T16">.</text:span></text:p>
          </table:table-cell>
        </table:table-row>
        <table:table-row table:style-name="Table1.1">
          <table:table-cell table:style-name="Table1.A2" office:value-type="string">
            <text:p text:style-name="P17">editLocalcondition<text:span text:style-name="T16">Stage</text:span></text:p>
          </table:table-cell>
          <table:table-cell table:style-name="Table1.A2" office:value-type="string">
            <text:p text:style-name="P18">LocalconditionService</text:p>
          </table:table-cell>
          <table:table-cell table:style-name="Table1.C2" office:value-type="string">
            <text:p text:style-name="P2"><text:span text:style-name="T2">Un objeto de tipo </text:span><text:span text:style-name="T14">Localcondition</text:span><text:span text:style-name="T2"> disponible en el repositorio de </text:span><text:span text:style-name="T14">condiciones locales</text:span><text:span text:style-name="T2">.</text:span></text:p>
          </table:table-cell>
        </table:table-row>
      </table:table>
      <text:p text:style-name="P1"/>
      <text:p text:style-name="P11"/>
      <text:p text:style-name="P11">Casos de prueba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3"><text:span text:style-name="T15">Objetivo de la prueba:</text:span><text:span text:style-name="T3"> </text:span><text:span text:style-name="T4">Verificar que el</text:span><text:span text:style-name="T3"> servicio </text:span><text:span text:style-name="T4">de Autotransition</text:span><text:span text:style-name="T3"> guarda una autotransición con una institución y un estado epidemiológico </text:span><text:span text:style-name="T4">exitosam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3">Clase</text:p>
          </table:table-cell>
          <table:table-cell table:style-name="Table2.A2" office:value-type="string">
            <text:p text:style-name="P63">Método</text:p>
          </table:table-cell>
          <table:table-cell table:style-name="Table2.A2" office:value-type="string">
            <text:p text:style-name="P63">Escenario</text:p>
          </table:table-cell>
          <table:table-cell table:style-name="Table2.A2" office:value-type="string">
            <text:p text:style-name="P63">Input</text:p>
          </table:table-cell>
          <table:table-cell table:style-name="Table2.E2" office:value-type="string">
            <text:p text:style-name="P63">Output</text:p>
          </table:table-cell>
        </table:table-row>
        <table:table-row table:style-name="Table2.1">
          <table:table-cell table:style-name="Table2.A2" office:value-type="string">
            <text:p text:style-name="P19">AutotransitionService</text:p>
          </table:table-cell>
          <table:table-cell table:style-name="Table2.A2" office:value-type="string">
            <text:p text:style-name="P27">save</text:p>
          </table:table-cell>
          <table:table-cell table:style-name="Table2.A2" office:value-type="string">
            <text:p text:style-name="P19">saveAutotransition<text:span text:style-name="T16">Stage</text:span></text:p>
          </table:table-cell>
          <table:table-cell table:style-name="Table2.A2" office:value-type="string">
            <text:p text:style-name="P27">Instid = 0;</text:p>
            <text:p text:style-name="P27">name = “non_empty_name_aut”;</text:p>
            <text:p text:style-name="P27">logicalOperand = “AND”;</text:p>
            <text:p text:style-name="P27">isActive = "Y";</text:p>
          </table:table-cell>
          <table:table-cell table:style-name="Table2.E2" office:value-type="string">
            <text:p text:style-name="P27">Se encuentra el elemento al buscarlo por su id.</text:p>
            <text:p text:style-name="P27">El nombre no es vacío <text:span text:style-name="T17">y coincide con el pasado por parametro</text:span>.</text:p>
            <text:p text:style-name="P46">El activo coincide con el pasado por parametro.</text:p>
          </table:table-cell>
        </table:table-row>
      </table:table>
      <text:p text:style-name="P5"/>
      <text:p text:style-name="P6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0"><text:span text:style-name="T15">Objetivo de la prueba:</text:span><text:span text:style-name="T3"> </text:span><text:span text:style-name="T4">Verificar que el</text:span><text:span text:style-name="T3"> servicio </text:span><text:span text:style-name="T4">de Autotransition</text:span><text:span text:style-name="T3"> </text:span><text:span text:style-name="T4">edita</text:span><text:span text:style-name="T3"> una autotransición </text:span><text:soft-page-break/><text:span text:style-name="T4">exitosam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2">Clase</text:p>
          </table:table-cell>
          <table:table-cell table:style-name="Table3.A2" office:value-type="string">
            <text:p text:style-name="P62">Método</text:p>
          </table:table-cell>
          <table:table-cell table:style-name="Table3.A2" office:value-type="string">
            <text:p text:style-name="P62">Escenario</text:p>
          </table:table-cell>
          <table:table-cell table:style-name="Table3.A2" office:value-type="string">
            <text:p text:style-name="P62">Input</text:p>
          </table:table-cell>
          <table:table-cell table:style-name="Table3.E2" office:value-type="string">
            <text:p text:style-name="P62">Output</text:p>
          </table:table-cell>
        </table:table-row>
        <table:table-row table:style-name="Table3.1">
          <table:table-cell table:style-name="Table3.A2" office:value-type="string">
            <text:p text:style-name="P20">AutotransitionService</text:p>
          </table:table-cell>
          <table:table-cell table:style-name="Table3.A2" office:value-type="string">
            <text:p text:style-name="P46">editAutotransition</text:p>
          </table:table-cell>
          <table:table-cell table:style-name="Table3.A2" office:value-type="string">
            <text:p text:style-name="P22">editAutotransition<text:span text:style-name="T16">Stage</text:span></text:p>
          </table:table-cell>
          <table:table-cell table:style-name="Table3.A2" office:value-type="string">
            <text:p text:style-name="P41">Instid = 0;</text:p>
            <text:p text:style-name="P20"><text:span text:style-name="T2">name = “</text:span><text:span text:style-name="T5">AStringToTest</text:span><text:span text:style-name="T2">”;</text:span></text:p>
            <text:p text:style-name="P35"><text:span text:style-name="T2">logicalOperand = “</text:span><text:span text:style-name="T5">AStringToTest</text:span><text:span text:style-name="T2">”;</text:span></text:p>
            <text:p text:style-name="P42">isActive = "<text:span text:style-name="T18">AStringToTest</text:span>";</text:p>
          </table:table-cell>
          <table:table-cell table:style-name="Table3.E2" office:value-type="string">
            <text:p text:style-name="P50">No es posible completar la operación por un argumento no válido (logicalOperand e isActive).</text:p>
          </table:table-cell>
        </table:table-row>
        <table:table-row table:style-name="Table3.1">
          <table:table-cell table:style-name="Table3.A2" office:value-type="string">
            <text:p text:style-name="P20">AutotransitionService</text:p>
          </table:table-cell>
          <table:table-cell table:style-name="Table3.A2" office:value-type="string">
            <text:p text:style-name="P46">editAutotransition</text:p>
          </table:table-cell>
          <table:table-cell table:style-name="Table3.A2" office:value-type="string">
            <text:p text:style-name="P21">editAutotransition<text:span text:style-name="T16">Stage</text:span></text:p>
          </table:table-cell>
          <table:table-cell table:style-name="Table3.A2" office:value-type="string">
            <text:p text:style-name="P41">Instid = 0;</text:p>
            <text:p text:style-name="P20"><text:span text:style-name="T2">name = “</text:span><text:span text:style-name="T5">AStringToTest</text:span><text:span text:style-name="T2">”;</text:span></text:p>
            <text:p text:style-name="P20"><text:span text:style-name="T2">logicalOperand = “</text:span><text:span text:style-name="T4">OR</text:span><text:span text:style-name="T2">”;</text:span></text:p>
            <text:p text:style-name="P41">isActive = "<text:span text:style-name="T17">N</text:span>";</text:p>
          </table:table-cell>
          <table:table-cell table:style-name="Table3.E2" office:value-type="string">
            <text:p text:style-name="P50">Los atributos de la autotransición editada cambiarón sus valores a los esperados.</text:p>
          </table:table-cell>
        </table:table-row>
      </table:table>
      <text:p text:style-name="P12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1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6">Precondition</text:span><text:span text:style-name="T3"> guarda una </text:span><text:span text:style-name="T6">precond</text:span><text:span text:style-name="T3">ición </text:span><text:span text:style-name="T6">asociada a</text:span><text:span text:style-name="T3"> una </text:span><text:span text:style-name="T12">autotransició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Clase</text:p>
          </table:table-cell>
          <table:table-cell table:style-name="Table4.A2" office:value-type="string">
            <text:p text:style-name="P61">Método</text:p>
          </table:table-cell>
          <table:table-cell table:style-name="Table4.A2" office:value-type="string">
            <text:p text:style-name="P61">Escenario</text:p>
          </table:table-cell>
          <table:table-cell table:style-name="Table4.A2" office:value-type="string">
            <text:p text:style-name="P61">Input</text:p>
          </table:table-cell>
          <table:table-cell table:style-name="Table4.E2" office:value-type="string">
            <text:p text:style-name="P61">Output</text:p>
          </table:table-cell>
        </table:table-row>
        <table:table-row table:style-name="Table4.1">
          <table:table-cell table:style-name="Table4.A2" office:value-type="string">
            <text:p text:style-name="P21">Precondition<text:span text:style-name="T19">Service</text:span></text:p>
          </table:table-cell>
          <table:table-cell table:style-name="Table4.A2" office:value-type="string">
            <text:p text:style-name="P43">save</text:p>
          </table:table-cell>
          <table:table-cell table:style-name="Table4.A2" office:value-type="string">
            <text:p text:style-name="P21">savePrecondition<text:span text:style-name="T19">Stage</text:span></text:p>
          </table:table-cell>
          <table:table-cell table:style-name="Table4.A2" office:value-type="string">
            <text:p text:style-name="P43">logicalOperand = "AND";</text:p>
            <text:p text:style-name="P43"/>
          </table:table-cell>
          <table:table-cell table:style-name="Table4.E2" office:value-type="string">
            <text:p text:style-name="P43">Se encuentra el elemento al buscarlo por su id.</text:p>
            <text:p text:style-name="P53">Su operador lógico coincide con el pasado por parametro.</text:p>
          </table:table-cell>
        </table:table-row>
      </table:table>
      <text:p text:style-name="P7"/>
      <text:p text:style-name="P7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21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7">Precondition</text:span><text:span text:style-name="T3"> </text:span><text:span text:style-name="T4">edita</text:span><text:span text:style-name="T3"> una </text:span><text:span text:style-name="T7">precond</text:span><text:span text:style-name="T3">ición </text:span><text:span text:style-name="T4">exitosam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1">Clase</text:p>
          </table:table-cell>
          <table:table-cell table:style-name="Table5.A2" office:value-type="string">
            <text:p text:style-name="P61">Método</text:p>
          </table:table-cell>
          <table:table-cell table:style-name="Table5.A2" office:value-type="string">
            <text:p text:style-name="P61">Escenario</text:p>
          </table:table-cell>
          <table:table-cell table:style-name="Table5.A2" office:value-type="string">
            <text:p text:style-name="P61">Input</text:p>
          </table:table-cell>
          <table:table-cell table:style-name="Table5.E2" office:value-type="string">
            <text:p text:style-name="P61">Output</text:p>
          </table:table-cell>
        </table:table-row>
        <table:table-row table:style-name="Table5.1">
          <table:table-cell table:style-name="Table5.A2" office:value-type="string">
            <text:p text:style-name="P23"><text:span text:style-name="T20">Precondition</text:span>Service</text:p>
          </table:table-cell>
          <table:table-cell table:style-name="Table5.A2" office:value-type="string">
            <text:p text:style-name="P47">edit<text:span text:style-name="T20">Precondition</text:span></text:p>
          </table:table-cell>
          <table:table-cell table:style-name="Table5.A2" office:value-type="string">
            <text:p text:style-name="P48">edit<text:span text:style-name="T20">PreconditionStage</text:span></text:p>
          </table:table-cell>
          <table:table-cell table:style-name="Table5.A2" office:value-type="string">
            <text:p text:style-name="P43">logicalOperand = "<text:span text:style-name="T20">AStringToTest</text:span>";</text:p>
          </table:table-cell>
          <table:table-cell table:style-name="Table5.E2" office:value-type="string">
            <text:p text:style-name="P51">No es posible completar la operación por un argumento no válido (logicalOperand).</text:p>
          </table:table-cell>
        </table:table-row>
        <table:table-row table:style-name="Table5.1">
          <table:table-cell table:style-name="Table5.A2" office:value-type="string">
            <text:p text:style-name="P23"><text:span text:style-name="T20">Precondition</text:span>Service</text:p>
          </table:table-cell>
          <table:table-cell table:style-name="Table5.A2" office:value-type="string">
            <text:p text:style-name="P48">edit<text:span text:style-name="T20">Precondition</text:span></text:p>
          </table:table-cell>
          <table:table-cell table:style-name="Table5.A2" office:value-type="string">
            <text:p text:style-name="P48">edit<text:span text:style-name="T20">PreconditionStage</text:span></text:p>
          </table:table-cell>
          <table:table-cell table:style-name="Table5.A2" office:value-type="string">
            <text:p text:style-name="P43">logicalOperand = "OR";</text:p>
          </table:table-cell>
          <table:table-cell table:style-name="Table5.E2" office:value-type="string">
            <text:p text:style-name="P21"><text:span text:style-name="T5">Los atributos de la </text:span><text:span text:style-name="T7">precondición</text:span><text:span text:style-name="T5"> editada cambiarón sus valores a los esperados.</text:span></text:p>
          </table:table-cell>
        </table:table-row>
      </table:table>
      <text:p text:style-name="P13"><text:soft-page-break/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24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9">Threshold</text:span><text:span text:style-name="T3"> guarda un </text:span><text:span text:style-name="T9">umbral</text:span><text:span text:style-name="T3"> </text:span><text:span text:style-name="T6">asociad</text:span><text:span text:style-name="T10">o</text:span><text:span text:style-name="T6"> a</text:span><text:span text:style-name="T3"> una institució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0">Clase</text:p>
          </table:table-cell>
          <table:table-cell table:style-name="Table6.A2" office:value-type="string">
            <text:p text:style-name="P60">Método</text:p>
          </table:table-cell>
          <table:table-cell table:style-name="Table6.A2" office:value-type="string">
            <text:p text:style-name="P60">Escenario</text:p>
          </table:table-cell>
          <table:table-cell table:style-name="Table6.A2" office:value-type="string">
            <text:p text:style-name="P60">Input</text:p>
          </table:table-cell>
          <table:table-cell table:style-name="Table6.E2" office:value-type="string">
            <text:p text:style-name="P60">Output</text:p>
          </table:table-cell>
        </table:table-row>
        <table:table-row table:style-name="Table6.1">
          <table:table-cell table:style-name="Table6.A2" office:value-type="string">
            <text:p text:style-name="P24"><text:span text:style-name="T22">Threshold</text:span><text:span text:style-name="T19">Service</text:span></text:p>
          </table:table-cell>
          <table:table-cell table:style-name="Table6.A2" office:value-type="string">
            <text:p text:style-name="P44">save</text:p>
          </table:table-cell>
          <table:table-cell table:style-name="Table6.A2" office:value-type="string">
            <text:p text:style-name="P24">save<text:span text:style-name="T22">Threshold </text:span><text:span text:style-name="T19">Stage</text:span></text:p>
          </table:table-cell>
          <table:table-cell table:style-name="Table6.A2" office:value-type="string">
            <text:p text:style-name="P44">thName = "thName";</text:p>
            <text:p text:style-name="P44">thValue = "thValue";</text:p>
            <text:p text:style-name="P44">thType = "String";</text:p>
          </table:table-cell>
          <table:table-cell table:style-name="Table6.E2" office:value-type="string">
            <text:p text:style-name="P44">Se encuentra el elemento al buscarlo por su id.</text:p>
            <text:p text:style-name="P44">El nombre no es vacío <text:span text:style-name="T17">y coincide con el pasado por parametro</text:span>.</text:p>
            <text:p text:style-name="P24"><text:span text:style-name="T4">El </text:span><text:span text:style-name="T9">valor</text:span><text:span text:style-name="T4"> </text:span><text:span text:style-name="T9">no es vacío y </text:span><text:span text:style-name="T4">coincide con el pasado por parametro.</text:span></text:p>
            <text:p text:style-name="P54"><text:span text:style-name="T4">E</text:span><text:span text:style-name="T1">l operador lógico coincide con el pasado por parametro.</text:span></text:p>
          </table:table-cell>
        </table:table-row>
      </table:table>
      <text:p text:style-name="P8"/>
      <text:p text:style-name="P8"/>
      <text:p text:style-name="P16"/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25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9">Threshold</text:span><text:span text:style-name="T3"> </text:span><text:span text:style-name="T4">edita</text:span><text:span text:style-name="T3"> un </text:span><text:span text:style-name="T9">umbral</text:span><text:span text:style-name="T3"> </text:span><text:span text:style-name="T4">exitosam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8">Clase</text:p>
          </table:table-cell>
          <table:table-cell table:style-name="Table9.A2" office:value-type="string">
            <text:p text:style-name="P58">Método</text:p>
          </table:table-cell>
          <table:table-cell table:style-name="Table9.A2" office:value-type="string">
            <text:p text:style-name="P58">Escenario</text:p>
          </table:table-cell>
          <table:table-cell table:style-name="Table9.A2" office:value-type="string">
            <text:p text:style-name="P58">Input</text:p>
          </table:table-cell>
          <table:table-cell table:style-name="Table9.E2" office:value-type="string">
            <text:p text:style-name="P58">Output</text:p>
          </table:table-cell>
        </table:table-row>
        <table:table-row table:style-name="Table9.1">
          <table:table-cell table:style-name="Table9.A2" office:value-type="string">
            <text:p text:style-name="P25"><text:span text:style-name="T22">Threshold</text:span>Service</text:p>
          </table:table-cell>
          <table:table-cell table:style-name="Table9.A2" office:value-type="string">
            <text:p text:style-name="P49">edit<text:span text:style-name="T22">Threshold</text:span></text:p>
          </table:table-cell>
          <table:table-cell table:style-name="Table9.A2" office:value-type="string">
            <text:p text:style-name="P49">edit<text:span text:style-name="T22">Threshold</text:span><text:span text:style-name="T20">Stage</text:span></text:p>
          </table:table-cell>
          <table:table-cell table:style-name="Table9.A2" office:value-type="string">
            <text:p text:style-name="P55">Instid = 0;</text:p>
            <text:p text:style-name="P55">name = "”;</text:p>
            <text:p text:style-name="P55">value = “”;</text:p>
            <text:p text:style-name="P55">valueType = “AstringToTest”;</text:p>
          </table:table-cell>
          <table:table-cell table:style-name="Table9.E2" office:value-type="string">
            <text:p text:style-name="P52">No es posible completar la operación por <text:span text:style-name="T22">argumentos</text:span> no válido<text:span text:style-name="T22">s</text:span> (<text:span text:style-name="T22">name, value</text:span>).</text:p>
          </table:table-cell>
        </table:table-row>
        <table:table-row table:style-name="Table9.1">
          <table:table-cell table:style-name="Table9.A2" office:value-type="string">
            <text:p text:style-name="P25"><text:span text:style-name="T22">Threshold</text:span>Service</text:p>
          </table:table-cell>
          <table:table-cell table:style-name="Table9.A2" office:value-type="string">
            <text:p text:style-name="P49">edit<text:span text:style-name="T22">Threshold</text:span></text:p>
          </table:table-cell>
          <table:table-cell table:style-name="Table9.A2" office:value-type="string">
            <text:p text:style-name="P49">edit<text:span text:style-name="T22">Threshold</text:span><text:span text:style-name="T20">Stage</text:span></text:p>
          </table:table-cell>
          <table:table-cell table:style-name="Table9.A2" office:value-type="string">
            <text:p text:style-name="P55">Instid = 0;</text:p>
            <text:p text:style-name="P55">name = "AstringToTest”;</text:p>
            <text:p text:style-name="P55">value = “AstringToTest”;</text:p>
            <text:p text:style-name="P55">valueType = “AstringToTest”;</text:p>
          </table:table-cell>
          <table:table-cell table:style-name="Table9.E2" office:value-type="string">
            <text:p text:style-name="P25"><text:span text:style-name="T5">Los atributos del </text:span><text:span text:style-name="T9">umbral</text:span><text:span text:style-name="T5"> editad</text:span><text:span text:style-name="T9">o</text:span><text:span text:style-name="T5"> cambiarón sus valores a los esperados.</text:span></text:p>
          </table:table-cell>
        </table:table-row>
      </table:table>
      <text:p text:style-name="P14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39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11">Localcondition</text:span><text:span text:style-name="T3"> guarda un</text:span><text:span text:style-name="T12">a condición local</text:span><text:span text:style-name="T3"> </text:span><text:span text:style-name="T6">asociada a</text:span><text:span text:style-name="T3"> una </text:span><text:span text:style-name="T12">precondición y un umbr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9">Clase</text:p>
          </table:table-cell>
          <table:table-cell table:style-name="Table8.A2" office:value-type="string">
            <text:p text:style-name="P59">Método</text:p>
          </table:table-cell>
          <table:table-cell table:style-name="Table8.A2" office:value-type="string">
            <text:p text:style-name="P59">Escenario</text:p>
          </table:table-cell>
          <table:table-cell table:style-name="Table8.A2" office:value-type="string">
            <text:p text:style-name="P59">Input</text:p>
          </table:table-cell>
          <table:table-cell table:style-name="Table8.E2" office:value-type="string">
            <text:p text:style-name="P59">Output</text:p>
          </table:table-cell>
        </table:table-row>
        <text:soft-page-break/>
        <table:table-row table:style-name="Table8.1">
          <table:table-cell table:style-name="Table8.A2" office:value-type="string">
            <text:p text:style-name="P25"><text:span text:style-name="T24">Localcondition</text:span><text:span text:style-name="T19">Service</text:span></text:p>
          </table:table-cell>
          <table:table-cell table:style-name="Table8.A2" office:value-type="string">
            <text:p text:style-name="P45">save</text:p>
          </table:table-cell>
          <table:table-cell table:style-name="Table8.A2" office:value-type="string">
            <text:p text:style-name="P49"><text:span text:style-name="T24">save</text:span><text:span text:style-name="T23">LocalconditionStage</text:span></text:p>
          </table:table-cell>
          <table:table-cell table:style-name="Table8.A2" office:value-type="string">
            <text:p text:style-name="P45">table = "Atable";</text:p>
            <text:p text:style-name="P45">colKey = "colKey";</text:p>
            <text:p text:style-name="P45">operator = "==";</text:p>
          </table:table-cell>
          <table:table-cell table:style-name="Table8.E2" office:value-type="string">
            <text:p text:style-name="P45">Se encuentra el elemento al buscarlo por su id.</text:p>
            <text:p text:style-name="P45">El nombre <text:span text:style-name="T25">de la tabla</text:span> no <text:span text:style-name="T25">contiene espacios</text:span> <text:span text:style-name="T17">y coincide con el pasado por parametro</text:span>.</text:p>
            <text:p text:style-name="P39"><text:span text:style-name="T12">La clave de la columna</text:span><text:span text:style-name="T4"> </text:span><text:span text:style-name="T9">no </text:span><text:span text:style-name="T12">contiene espacios</text:span><text:span text:style-name="T9"> y </text:span><text:span text:style-name="T4">coincide con </text:span><text:span text:style-name="T12">la</text:span><text:span text:style-name="T4"> pasad</text:span><text:span text:style-name="T12">a</text:span><text:span text:style-name="T4"> por parametro.</text:span></text:p>
            <text:p text:style-name="P56"><text:span text:style-name="T4">E</text:span><text:span text:style-name="T1">l operador coincide con el pasado por parametro.</text:span></text:p>
          </table:table-cell>
        </table:table-row>
      </table:table>
      <text:p text:style-name="P9"/>
      <text:p text:style-name="P10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5"><text:span text:style-name="T15">Objetivo de la prueba:</text:span><text:span text:style-name="T3"> </text:span><text:span text:style-name="T4">Verificar que el</text:span><text:span text:style-name="T3"> servicio </text:span><text:span text:style-name="T4">de </text:span><text:span text:style-name="T10">Localcondition</text:span><text:span text:style-name="T3"> </text:span><text:span text:style-name="T4">edita</text:span><text:span text:style-name="T3"> un</text:span><text:span text:style-name="T10">a condición local</text:span><text:span text:style-name="T3"> </text:span><text:span text:style-name="T4">exitosam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8">Clase</text:p>
          </table:table-cell>
          <table:table-cell table:style-name="Table7.A2" office:value-type="string">
            <text:p text:style-name="P58">Método</text:p>
          </table:table-cell>
          <table:table-cell table:style-name="Table7.A2" office:value-type="string">
            <text:p text:style-name="P58">Escenario</text:p>
          </table:table-cell>
          <table:table-cell table:style-name="Table7.A2" office:value-type="string">
            <text:p text:style-name="P58">Input</text:p>
          </table:table-cell>
          <table:table-cell table:style-name="Table7.E2" office:value-type="string">
            <text:p text:style-name="P58">Output</text:p>
          </table:table-cell>
        </table:table-row>
        <table:table-row table:style-name="Table7.1">
          <table:table-cell table:style-name="Table7.A2" office:value-type="string">
            <text:p text:style-name="P25"><text:span text:style-name="T23">Localcondition</text:span>Service</text:p>
          </table:table-cell>
          <table:table-cell table:style-name="Table7.A2" office:value-type="string">
            <text:p text:style-name="P49">edit<text:span text:style-name="T23">Localcondition</text:span></text:p>
          </table:table-cell>
          <table:table-cell table:style-name="Table7.A2" office:value-type="string">
            <text:p text:style-name="P49">edit<text:span text:style-name="T23">LocalconditionStage</text:span></text:p>
          </table:table-cell>
          <table:table-cell table:style-name="Table7.A2" office:value-type="string">
            <text:p text:style-name="P57">Todos los parametros iguales a “AStringToTest”</text:p>
          </table:table-cell>
          <table:table-cell table:style-name="Table7.E2" office:value-type="string">
            <text:p text:style-name="P25"><text:span text:style-name="T5">No es posible completar la operación por </text:span><text:span text:style-name="T9">argumentos</text:span><text:span text:style-name="T5"> no válido</text:span><text:span text:style-name="T9">s</text:span><text:span text:style-name="T5"> (</text:span><text:span text:style-name="T13">operator</text:span><text:span text:style-name="T5">).</text:span></text:p>
          </table:table-cell>
        </table:table-row>
        <table:table-row table:style-name="Table7.1">
          <table:table-cell table:style-name="Table7.A2" office:value-type="string">
            <text:p text:style-name="P25"><text:span text:style-name="T23">LocalconditionS</text:span>ervice</text:p>
          </table:table-cell>
          <table:table-cell table:style-name="Table7.A2" office:value-type="string">
            <text:p text:style-name="P49">edit<text:span text:style-name="T23">Localcondition</text:span></text:p>
          </table:table-cell>
          <table:table-cell table:style-name="Table7.A2" office:value-type="string">
            <text:p text:style-name="P49">edit<text:span text:style-name="T23">LocalconditionStage</text:span></text:p>
          </table:table-cell>
          <table:table-cell table:style-name="Table7.A2" office:value-type="string">
            <text:p text:style-name="P57">Todos los parametros iguales a “AstringToTest” excepto el operador que es igual a “&gt;=”</text:p>
          </table:table-cell>
          <table:table-cell table:style-name="Table7.E2" office:value-type="string">
            <text:p text:style-name="P25"><text:span text:style-name="T5">Los atributos de </text:span><text:span text:style-name="T13">la consición local </text:span><text:span text:style-name="T5">editad</text:span><text:span text:style-name="T13">a</text:span><text:span text:style-name="T5"> cambiarón sus valores a los esperados.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22:06:10.621854606</meta:creation-date>
    <dc:date>2021-04-02T23:56:01.033524333</dc:date>
    <meta:editing-duration>PT1H2M33S</meta:editing-duration>
    <meta:editing-cycles>17</meta:editing-cycles>
    <meta:generator>LibreOffice/6.4.6.2$Linux_X86_64 LibreOffice_project/40$Build-2</meta:generator>
    <meta:document-statistic meta:table-count="9" meta:image-count="0" meta:object-count="0" meta:page-count="4" meta:paragraph-count="167" meta:word-count="681" meta:character-count="4970" meta:non-whitespace-character-count="4455"/>
  </office:meta>
</office:document-meta>
</file>